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size-complex="9pt"/>
    </style:style>
    <style:style style:name="T4" style:family="text">
      <style:text-properties fo:color="#003296" style:font-size-complex="9pt"/>
    </style:style>
    <style:style style:name="T5" style:family="text">
      <style:text-properties fo:color="#f5844c" style:font-size-complex="9pt"/>
    </style:style>
    <style:style style:name="T6" style:family="text">
      <style:text-properties fo:color="#ff8040" style:font-size-complex="9pt"/>
    </style:style>
    <style:style style:name="T7" style:family="text">
      <style:text-properties fo:color="#993300" style:font-size-complex="9pt"/>
    </style:style>
    <style:style style:name="T8" style:family="text">
      <style:text-properties fo:color="#000096" style:font-size-complex="9pt"/>
    </style:style>
    <style:style style:name="T9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1. </text:h>
      <text:p text:style-name="Text_20_body"/>
      <text:p text:style-name="Standard">Thank you,</text:p>
      <text:p text:style-name="Standard">Tim Cook</text:p>
      <text:p text:style-name="Standard"><text:a xlink:type="simple" xlink:href="mailto:tim@mlhim.org">tim@mlhim.org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roid Sans Mono" fo:font-size="8pt" style:font-name-asian="WenQuanYi Zen Hei Mono" style:font-size-asian="10.5pt" style:font-weight-asian="normal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hanges for mlhim2.xsd 2.4.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</meta:initial-creator>
    <meta:creation-date>2012-12-13T11:50:34</meta:creation-date>
    <dc:date>2013-03-10T23:01:09</dc:date>
    <dc:creator>Timothy Cook</dc:creator>
    <meta:editing-duration>PT7H24M55S</meta:editing-duration>
    <meta:editing-cycles>19</meta:editing-cycles>
    <meta:generator>LibreOffice/3.5$Linux_X86_64 LibreOffice_project/350m1$Build-2</meta:generator>
    <meta:document-statistic meta:table-count="0" meta:image-count="0" meta:object-count="0" meta:page-count="1" meta:paragraph-count="5" meta:word-count="10" meta:character-count="63" meta:non-whitespace-character-count="56"/>
  </office:meta>
</office:document-meta>
</file>